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bec26"/>
    </style:style>
    <style:style style:name="P2" style:family="paragraph" style:parent-style-name="Standard" style:list-style-name="L1">
      <style:text-properties officeooo:rsid="000d5681" officeooo:paragraph-rsid="000d5681"/>
    </style:style>
    <style:style style:name="P3" style:family="paragraph" style:parent-style-name="Standard" style:list-style-name="L1">
      <style:text-properties officeooo:rsid="000f40eb" officeooo:paragraph-rsid="000f40eb"/>
    </style:style>
    <style:style style:name="P4" style:family="paragraph" style:parent-style-name="Standard" style:list-style-name="L1">
      <style:text-properties officeooo:rsid="00118365" officeooo:paragraph-rsid="00118365"/>
    </style:style>
    <style:style style:name="T1" style:family="text">
      <style:text-properties officeooo:rsid="000bec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45056867220110127" text:style-name="L1">
        <text:list-item>
          <text:p text:style-name="P1"><text:span text:style-name="T1">Agile Android, Godfrey Nolan </text:span><text:a xlink:type="simple" xlink:href="https://leidos.skillport.com/skillportfe/main.action#summary/BOOKS/RW$2661760:_ss_book:106723" text:style-name="Internet_20_link" text:visited-style-name="Visited_20_Internet_20_Link"><text:span text:style-name="T1">https://leidos.skillport.com/skillportfe/main.action#summary/BOOKS/RW$2661760:_ss_book:106723</text:span></text:a></text:p>
          <text:p text:style-name="P2">1.<text:tab/>has espresso and other testing tools</text:p>
          <text:p text:style-name="P2">2.<text:tab/>116 pages</text:p>
        </text:list-item>
        <text:list-item>
          <text:p text:style-name="P3"><text:a xlink:type="simple" xlink:href="https://auth.udacity.com/sign-in?next=https%3A%2F%2Fwww.udacity.com%2Fcourse%2Fdeveloping-android-apps--ud853%3Fautoenroll%3Dtrue" text:style-name="Internet_20_link" text:visited-style-name="Visited_20_Internet_20_Link">https://auth.udacity.com/sign-in?next=https%3A%2F%2Fwww.udacity.com%2Fcourse%2Fdeveloping-android-apps--ud853%3Fautoenroll%3Dtrue</text:a></text:p>
          <text:p text:style-name="P3">1.<text:tab/>free udacity course</text:p>
          <text:p text:style-name="P4">2.<text:tab/>basics of android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7:51:39.658031479</meta:creation-date>
    <dc:date>2017-05-30T08:53:42.043352613</dc:date>
    <meta:editing-duration>PT51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2" meta:character-count="351" meta:non-whitespace-character-count="333"/>
  </office:meta>
</office:document-meta>
</file>